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1pt" style:font-size-asian="11pt" style:font-size-complex="11pt"/>
    </style:style>
    <style:style style:name="P6" style:family="paragraph" style:parent-style-name="Header">
      <style:paragraph-properties fo:text-align="center" style:justify-single-word="false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: </text:p>
      <text:p text:style-name="P1"/>
      <text:p text:style-name="P1">Hypothesis: </text:p>
      <text:p text:style-name="P2">E.g.: </text:p>
      <text:p text:style-name="P2">"Implementation X has running time c * n^3 for dimension of square matrices n &gt; 1000.",</text:p>
      <text:p text:style-name="P2">"For a Graphs (Grid graph) on n = 25.000 Vertices and for #edges, m &lt; (1/50 * 4) Prim's is faster than Kruskal's"</text:p>
      <text:p text:style-name="P1"/>
      <text:p text:style-name="P1">Description:</text:p>
      <text:list xml:id="list4038687113475102639" text:style-name="L1">
        <text:list-item>
          <text:list>
            <text:list-item>
              <text:p text:style-name="P3">Algorithms:</text:p>
            </text:list-item>
          </text:list>
        </text:list-item>
      </text:list>
      <text:p text:style-name="P2"/>
      <text:list xml:id="list40342193" text:continue-numbering="true" text:style-name="L1">
        <text:list-item>
          <text:list>
            <text:list-item>
              <text:p text:style-name="P3">Instance:</text:p>
              <text:p text:style-name="P3"/>
            </text:list-item>
            <text:list-item>
              <text:p text:style-name="P3">Environment:</text:p>
              <text:list>
                <text:list-item>
                  <text:p text:style-name="P5">CPU: </text:p>
                </text:list-item>
                <text:list-item>
                  <text:p text:style-name="P5">RAM:</text:p>
                </text:list-item>
                <text:list-item>
                  <text:p text:style-name="P5">Disk:</text:p>
                </text:list-item>
                <text:list-item>
                  <text:p text:style-name="P5">Compiler:</text:p>
                  <text:p text:style-name="P3"/>
                </text:list-item>
              </text:list>
            </text:list-item>
            <text:list-item>
              <text:p text:style-name="P3">Parameters:</text:p>
              <text:list>
                <text:list-item>
                  <text:p text:style-name="P3"><text:span text:style-name="T1">E.g: #Threads, input size, input type, range of input, order (ascending), random input</text:span>.<text:tab/></text:p>
                </text:list-item>
              </text:list>
            </text:list-item>
          </text:list>
        </text:list-item>
      </text:list>
      <text:p text:style-name="P1"/>
      <text:p text:style-name="P1">Plot: </text:p>
      <text:p text:style-name="P1"/>
      <text:p text:style-name="P1"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mon Buus Jensen<text:tab/>Applied Algorithms Exam 2016<text:tab/>16-12-2016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0S</meta:editing-duration>
    <meta:editing-cycles>4</meta:editing-cycles>
    <meta:generator>OpenOffice/4.1.3$Win32 OpenOffice.org_project/413m1$Build-9783</meta:generator>
    <dc:date>2016-12-15T20:17:03.51</dc:date>
    <dc:creator>Simon Buus Jensen</dc:creator>
    <meta:document-statistic meta:table-count="0" meta:image-count="0" meta:object-count="0" meta:page-count="1" meta:paragraph-count="18" meta:word-count="83" meta:character-count="475"/>
    <meta:user-defined meta:name="Info 1"/>
    <meta:user-defined meta:name="Info 2"/>
    <meta:user-defined meta:name="Info 3"/>
    <meta:user-defined meta:name="Info 4"/>
  </office:meta>
</office:document-meta>
</file>